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style:font-name="Liberation Sans Narrow" fo:font-size="38pt" fo:font-weight="bold" style:font-size-asian="38pt" style:font-weight-asian="bold" style:font-size-complex="3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Liberation Sans Narrow" fo:font-size="38pt" style:text-underline-style="none" fo:font-weight="bold" style:font-size-asian="38pt" style:font-weight-asian="bold" style:font-size-complex="38pt" style:font-weight-complex="bold"/>
    </style:style>
    <style:style style:name="P9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8pt" style:text-underline-style="none" fo:font-weight="bold" style:font-size-asian="38pt" style:font-weight-asian="bold" style:font-size-complex="38pt" style:font-weight-complex="bold"/>
    </style:style>
    <style:style style:name="T5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style:font-name="Liberation Sans Narrow" fo:font-size="38pt" style:text-underline-style="none" fo:font-weight="normal" style:font-size-asian="38pt" style:font-weight-asian="normal" style:font-size-complex="38pt" style:font-weight-complex="normal"/>
    </style:style>
    <style:style style:name="T7" style:family="text">
      <style:text-properties style:font-name="Liberation Sans Narrow" fo:font-size="38pt" style:text-underline-style="none" fo:font-weight="bold" style:font-size-asian="38pt" style:font-weight-asian="bold" style:font-size-complex="38pt" style:font-weight-complex="bold"/>
    </style:style>
    <style:style style:name="T8" style:family="text">
      <style:text-properties style:font-name="Segoe UI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393</text:span></text:p>
            <text:p text:style-name="P1"><text:span text:style-name="T2">“</text:span><text:span text:style-name="T2">Infant Holy, Infant Lowl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384cm" svg:height="7.399cm" svg:x="1.778cm" svg:y="0.762cm">
          <draw:text-box>
            <text:p text:style-name="P1"><text:span text:style-name="T3">1.</text:span><text:span text:style-name="T3"><text:tab/></text:span><text:span text:style-name="T4">Infant holy, Infant lowly,</text:span></text:p>
            <text:p text:style-name="P1"><text:span text:style-name="T4">For His bed a cattle stall;</text:span></text:p>
            <text:p text:style-name="P1"><text:span text:style-name="T4"><text:s text:c="4"/></text:span><text:span text:style-name="T4">Oxen lowing, Little knowing</text:span></text:p>
            <text:p text:style-name="P1"><text:span text:style-name="T4">Christ the child is Lord of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6" draw:layer="layout" svg:width="24.384cm" svg:height="7.011cm" svg:x="1.778cm" svg:y="0.762cm">
          <draw:text-box>
            <text:p text:style-name="P1"><text:span text:style-name="T5"><text:s/></text:span><text:span text:style-name="T5">Swiftly winging, Angels singing,</text:span></text:p>
            <text:p text:style-name="P1"><text:span text:style-name="T5"><text:s text:c="4"/></text:span><text:span text:style-name="T5">Bells are ringing, Tidings bringing:</text:span></text:p>
            <text:p text:style-name="P1"><text:span text:style-name="T5">Christ the child is Lord of all!</text:span></text:p>
            <text:p text:style-name="P1"><text:span text:style-name="T5">Christ the child is Lord of al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8" draw:layer="layout" svg:width="24.384cm" svg:height="6.415cm" svg:x="1.778cm" svg:y="0.762cm">
          <draw:text-box>
            <text:p text:style-name="P7"><text:span text:style-name="T6">2. </text:span><text:span text:style-name="T7">Flocks were sleeping, Shepherds keeping</text:span></text:p>
            <text:p text:style-name="P7"><text:span text:style-name="T7">Vigil till the morning new</text:span></text:p>
            <text:p text:style-name="P7"><text:span text:style-name="T7"><text:s text:c="4"/></text:span><text:span text:style-name="T7">Saw the glory, Heard the story,</text:span></text:p>
            <text:p text:style-name="P7"><text:span text:style-name="T7">Tidings of a Gospel tr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4" draw:layer="layout" svg:width="24.384cm" svg:height="10.922cm" svg:x="1.778cm" svg:y="0.762cm">
          <draw:text-box>
            <text:p text:style-name="P1"><text:span text:style-name="T5"><text:s/></text:span><text:span text:style-name="T5">Thus rejoicing, Free from sorrow,</text:span></text:p>
            <text:p text:style-name="P1"><text:span text:style-name="T5"><text:s text:c="4"/></text:span><text:span text:style-name="T5">Praises voicing, Greet the morrow:</text:span></text:p>
            <text:p text:style-name="P1"><text:span text:style-name="T5">Christ the child was born for you!</text:span></text:p>
            <text:p text:style-name="P1"><text:span text:style-name="T5">Christ the child was born for you!</text:span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><text:s text:c="19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20:51:22.466000000</meta:creation-date>
    <dc:date>2019-01-16T23:25:47.026000000</dc:date>
    <meta:editing-duration>PT9M6S</meta:editing-duration>
    <meta:editing-cycles>5</meta:editing-cycles>
    <meta:generator>LibreOffice/6.1.3.2$Windows_X86_64 LibreOffice_project/86daf60bf00efa86ad547e59e09d6bb77c699acb</meta:generator>
    <meta:document-statistic meta:object-count="96"/>
  </office:meta>
</office:document-meta>
</file>